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1.2453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 style:data-style-name="N2"/>
  </office:automatic-styles>
  <office:body>
    <office:spreadsheet>
      <table:table table:name="sum_2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<text:s/>Performance counter stats for 'python sum.py' (10 runs):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office:value-type="string">
            <text:p>Intel(R) Core(TM) i5-3570K CPU @ 3.40GHz</text:p>
          </table:table-cell>
          <table:table-cell table:number-columns-repeated="3"/>
          <table:table-cell office:value-type="string">
            <text:p>Improved version that removes the data generation loop</text:p>
          </table:table-cell>
        </table:table-row>
        <table:table-row table:style-name="ro1">
          <table:table-cell/>
          <table:table-cell office:value-type="string">
            <text:p>data count</text:p>
          </table:table-cell>
          <table:table-cell table:style-name="ce3" office:value-type="float" office:value="1000000">
            <text:p>1.00E+0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string" table:number-columns-spanned="3" table:number-rows-spanned="1">
            <text:p>vectorize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>
            <text:p>cpu</text:p>
          </table:table-cell>
          <table:table-cell table:style-name="ce1" office:value-type="string">
            <text:p>stream</text:p>
          </table:table-cell>
          <table:table-cell table:style-name="ce1" office:value-type="string">
            <text:p>parall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ecution-time</text:p>
          </table:table-cell>
          <table:table-cell office:value-type="float" office:value="0.0016">
            <text:p>0.0016</text:p>
          </table:table-cell>
          <table:table-cell office:value-type="float" office:value="0.001">
            <text:p>0.001</text:p>
          </table:table-cell>
          <table:table-cell office:value-type="float" office:value="0.0011">
            <text:p>0.00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-cycles</text:p>
          </table:table-cell>
          <table:table-cell office:value-type="float" office:value="2555831731">
            <text:p>2555831731</text:p>
          </table:table-cell>
          <table:table-cell office:value-type="float" office:value="841247154">
            <text:p>841247154</text:p>
          </table:table-cell>
          <table:table-cell office:value-type="float" office:value="2788233392">
            <text:p>278823339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structions</text:p>
          </table:table-cell>
          <table:table-cell office:value-type="float" office:value="2317361105">
            <text:p>2317361105</text:p>
          </table:table-cell>
          <table:table-cell office:value-type="float" office:value="2643999887">
            <text:p>2643999887</text:p>
          </table:table-cell>
          <table:table-cell office:value-type="float" office:value="2607615050">
            <text:p>26076150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che-references</text:p>
          </table:table-cell>
          <table:table-cell office:value-type="float" office:value="6569713">
            <text:p>6569713</text:p>
          </table:table-cell>
          <table:table-cell office:value-type="float" office:value="9710629">
            <text:p>9710629</text:p>
          </table:table-cell>
          <table:table-cell office:value-type="float" office:value="10051563">
            <text:p>1005156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che-misses</text:p>
          </table:table-cell>
          <table:table-cell office:value-type="float" office:value="1447355">
            <text:p>1447355</text:p>
          </table:table-cell>
          <table:table-cell office:value-type="float" office:value="1476059">
            <text:p>1476059</text:p>
          </table:table-cell>
          <table:table-cell office:value-type="float" office:value="1516796">
            <text:p>15167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anch-instructions</text:p>
          </table:table-cell>
          <table:table-cell office:value-type="float" office:value="501939111">
            <text:p>501939111</text:p>
          </table:table-cell>
          <table:table-cell office:value-type="float" office:value="575118525">
            <text:p>575118525</text:p>
          </table:table-cell>
          <table:table-cell office:value-type="float" office:value="569672651">
            <text:p>56967265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anch-misses</text:p>
          </table:table-cell>
          <table:table-cell office:value-type="float" office:value="8690960">
            <text:p>8690960</text:p>
          </table:table-cell>
          <table:table-cell office:value-type="float" office:value="10574367">
            <text:p>10574367</text:p>
          </table:table-cell>
          <table:table-cell office:value-type="float" office:value="11084771">
            <text:p>1108477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s-cycles</text:p>
          </table:table-cell>
          <table:table-cell office:value-type="float" office:value="73641890">
            <text:p>73641890</text:p>
          </table:table-cell>
          <table:table-cell office:value-type="float" office:value="80687997">
            <text:p>80687997</text:p>
          </table:table-cell>
          <table:table-cell office:value-type="float" office:value="80942469">
            <text:p>8094246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-clock</text:p>
          </table:table-cell>
          <table:table-cell office:value-type="float" office:value="737.210772">
            <text:p>737.210772</text:p>
          </table:table-cell>
          <table:table-cell office:value-type="float" office:value="808.27904">
            <text:p>808.27904</text:p>
          </table:table-cell>
          <table:table-cell office:value-type="float" office:value="810.394415">
            <text:p>810.3944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sk-clock</text:p>
          </table:table-cell>
          <table:table-cell office:value-type="float" office:value="737.211766">
            <text:p>737.211766</text:p>
          </table:table-cell>
          <table:table-cell office:value-type="float" office:value="808.280256">
            <text:p>808.280256</text:p>
          </table:table-cell>
          <table:table-cell office:value-type="float" office:value="810.396127">
            <text:p>810.39612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ge-faults</text:p>
          </table:table-cell>
          <table:table-cell office:value-type="float" office:value="13385">
            <text:p>13385</text:p>
          </table:table-cell>
          <table:table-cell office:value-type="float" office:value="13557">
            <text:p>13557</text:p>
          </table:table-cell>
          <table:table-cell office:value-type="float" office:value="13711">
            <text:p>137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nor-faults</text:p>
          </table:table-cell>
          <table:table-cell office:value-type="float" office:value="13385">
            <text:p>13385</text:p>
          </table:table-cell>
          <table:table-cell office:value-type="float" office:value="13557">
            <text:p>13557</text:p>
          </table:table-cell>
          <table:table-cell office:value-type="float" office:value="13711">
            <text:p>137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jor-faults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text-switches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-migrations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lignment-faults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>
            <text:p>cpu</text:p>
          </table:table-cell>
          <table:table-cell table:style-name="ce1" office:value-type="string">
            <text:p>stream</text:p>
          </table:table-cell>
          <table:table-cell table:style-name="ce1" office:value-type="string">
            <text:p>parall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che-ref/instr</text:p>
          </table:table-cell>
          <table:table-cell table:style-name="ce5" table:formula="of:=[.C9]/[.C8]" office:value-type="percentage" office:value="0.00283499752620557">
            <text:p>0.28%</text:p>
          </table:table-cell>
          <table:table-cell table:style-name="ce5" table:formula="of:=[.D9]/[.D8]" office:value-type="percentage" office:value="0.00367270401475626">
            <text:p>0.37%</text:p>
          </table:table-cell>
          <table:table-cell table:style-name="ce5" table:formula="of:=[.E9]/[.E8]" office:value-type="percentage" office:value="0.00385469588388823">
            <text:p>0.39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che-miss/cache-ref</text:p>
          </table:table-cell>
          <table:table-cell table:style-name="ce5" table:formula="of:=[.C10]/[.C9]" office:value-type="percentage" office:value="0.220307188457091">
            <text:p>22.03%</text:p>
          </table:table-cell>
          <table:table-cell table:style-name="ce5" table:formula="of:=[.D10]/[.D9]" office:value-type="percentage" office:value="0.152004468505593">
            <text:p>15.20%</text:p>
          </table:table-cell>
          <table:table-cell table:style-name="ce5" table:formula="of:=[.E10]/[.E9]" office:value-type="percentage" office:value="0.150901506561716">
            <text:p>15.09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anch-miss/branch-instr</text:p>
          </table:table-cell>
          <table:table-cell table:style-name="ce5" table:formula="of:=[.C12]/[.C11]" office:value-type="percentage" office:value="0.0173147694800774">
            <text:p>1.73%</text:p>
          </table:table-cell>
          <table:table-cell table:style-name="ce5" table:formula="of:=[.D12]/[.D11]" office:value-type="percentage" office:value="0.0183864134788564">
            <text:p>1.84%</text:p>
          </table:table-cell>
          <table:table-cell table:style-name="ce5" table:formula="of:=[.E12]/[.E11]" office:value-type="percentage" office:value="0.0194581414090037">
            <text:p>1.95%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data count</text:p>
          </table:table-cell>
          <table:table-cell table:style-name="ce3" office:value-type="float" office:value="10000000">
            <text:p>1.00E+07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string" table:number-columns-spanned="3" table:number-rows-spanned="1">
            <text:p>vectorize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>
            <text:p>cpu</text:p>
          </table:table-cell>
          <table:table-cell table:style-name="ce1" office:value-type="string">
            <text:p>stream</text:p>
          </table:table-cell>
          <table:table-cell table:style-name="ce1" office:value-type="string">
            <text:p>parall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ecution-time</text:p>
          </table:table-cell>
          <table:table-cell office:value-type="float" office:value="0.0153">
            <text:p>0.0153</text:p>
          </table:table-cell>
          <table:table-cell office:value-type="float" office:value="0.0172">
            <text:p>0.0172</text:p>
          </table:table-cell>
          <table:table-cell office:value-type="float" office:value="0.0072">
            <text:p>0.007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-cycles</text:p>
          </table:table-cell>
          <table:table-cell office:value-type="float" office:value="2738223503">
            <text:p>2738223503</text:p>
          </table:table-cell>
          <table:table-cell office:value-type="float" office:value="2973494485">
            <text:p>2973494485</text:p>
          </table:table-cell>
          <table:table-cell office:value-type="float" office:value="3025141523">
            <text:p>30251415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structions</text:p>
          </table:table-cell>
          <table:table-cell office:value-type="float" office:value="2501388863">
            <text:p>2501388863</text:p>
          </table:table-cell>
          <table:table-cell office:value-type="float" office:value="2794341708">
            <text:p>2794341708</text:p>
          </table:table-cell>
          <table:table-cell office:value-type="float" office:value="2789702258">
            <text:p>278970225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che-references</text:p>
          </table:table-cell>
          <table:table-cell office:value-type="float" office:value="9359581">
            <text:p>9359581</text:p>
          </table:table-cell>
          <table:table-cell office:value-type="float" office:value="12432266">
            <text:p>12432266</text:p>
          </table:table-cell>
          <table:table-cell office:value-type="float" office:value="13269369">
            <text:p>1326936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che-misses</text:p>
          </table:table-cell>
          <table:table-cell office:value-type="float" office:value="3242267">
            <text:p>3242267</text:p>
          </table:table-cell>
          <table:table-cell office:value-type="float" office:value="3264967">
            <text:p>3264967</text:p>
          </table:table-cell>
          <table:table-cell office:value-type="float" office:value="3441725">
            <text:p>34417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anch-instructions</text:p>
          </table:table-cell>
          <table:table-cell office:value-type="float" office:value="528202567">
            <text:p>528202567</text:p>
          </table:table-cell>
          <table:table-cell office:value-type="float" office:value="592724637">
            <text:p>592724637</text:p>
          </table:table-cell>
          <table:table-cell office:value-type="float" office:value="597068244">
            <text:p>59706824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anch-misses</text:p>
          </table:table-cell>
          <table:table-cell office:value-type="float" office:value="8728387">
            <text:p>8728387</text:p>
          </table:table-cell>
          <table:table-cell office:value-type="float" office:value="10622237">
            <text:p>10622237</text:p>
          </table:table-cell>
          <table:table-cell office:value-type="float" office:value="11161295">
            <text:p>1116129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s-cycles</text:p>
          </table:table-cell>
          <table:table-cell office:value-type="float" office:value="78068566">
            <text:p>78068566</text:p>
          </table:table-cell>
          <table:table-cell office:value-type="float" office:value="85198231">
            <text:p>85198231</text:p>
          </table:table-cell>
          <table:table-cell office:value-type="float" office:value="86264137">
            <text:p>8626413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-clock</text:p>
          </table:table-cell>
          <table:table-cell office:value-type="float" office:value="782.309122">
            <text:p>782.309122</text:p>
          </table:table-cell>
          <table:table-cell office:value-type="float" office:value="853.245361">
            <text:p>853.245361</text:p>
          </table:table-cell>
          <table:table-cell office:value-type="float" office:value="862.971548">
            <text:p>862.97154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sk-clock</text:p>
          </table:table-cell>
          <table:table-cell office:value-type="float" office:value="782.310682">
            <text:p>782.310682</text:p>
          </table:table-cell>
          <table:table-cell office:value-type="float" office:value="853.246206">
            <text:p>853.246206</text:p>
          </table:table-cell>
          <table:table-cell office:value-type="float" office:value="862.971959">
            <text:p>862.9719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ge-faults</text:p>
          </table:table-cell>
          <table:table-cell office:value-type="float" office:value="39752">
            <text:p>39752</text:p>
          </table:table-cell>
          <table:table-cell office:value-type="float" office:value="39927">
            <text:p>39927</text:p>
          </table:table-cell>
          <table:table-cell office:value-type="float" office:value="40176">
            <text:p>4017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nor-faults</text:p>
          </table:table-cell>
          <table:table-cell office:value-type="float" office:value="39752">
            <text:p>39752</text:p>
          </table:table-cell>
          <table:table-cell office:value-type="float" office:value="39927">
            <text:p>39927</text:p>
          </table:table-cell>
          <table:table-cell office:value-type="float" office:value="40176">
            <text:p>4017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jor-faults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text-switches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-migration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lignment-faults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>
            <text:p>cpu</text:p>
          </table:table-cell>
          <table:table-cell table:style-name="ce1" office:value-type="string">
            <text:p>stream</text:p>
          </table:table-cell>
          <table:table-cell table:style-name="ce1" office:value-type="string">
            <text:p>parall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che-ref/instr</text:p>
          </table:table-cell>
          <table:table-cell table:style-name="ce5" table:formula="of:=[.C34]/[.C33]" office:value-type="percentage" office:value="0.00374175368669977">
            <text:p>0.37%</text:p>
          </table:table-cell>
          <table:table-cell table:style-name="ce5" table:formula="of:=[.D34]/[.D33]" office:value-type="percentage" office:value="0.00444908579520082">
            <text:p>0.44%</text:p>
          </table:table-cell>
          <table:table-cell table:style-name="ce5" table:formula="of:=[.E34]/[.E33]" office:value-type="percentage" office:value="0.00475655384439238">
            <text:p>0.48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che-miss/cache-ref</text:p>
          </table:table-cell>
          <table:table-cell table:style-name="ce5" table:formula="of:=[.C35]/[.C34]" office:value-type="percentage" office:value="0.346411554106963">
            <text:p>34.64%</text:p>
          </table:table-cell>
          <table:table-cell table:style-name="ce5" table:formula="of:=[.D35]/[.D34]" office:value-type="percentage" office:value="0.262620426557797">
            <text:p>26.26%</text:p>
          </table:table-cell>
          <table:table-cell table:style-name="ce5" table:formula="of:=[.E35]/[.E34]" office:value-type="percentage" office:value="0.25937367481453">
            <text:p>25.94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anch-miss/branch-instr</text:p>
          </table:table-cell>
          <table:table-cell table:style-name="ce5" table:formula="of:=[.C37]/[.C36]" office:value-type="percentage" office:value="0.0165246962913757">
            <text:p>1.65%</text:p>
          </table:table-cell>
          <table:table-cell table:style-name="ce5" table:formula="of:=[.D37]/[.D36]" office:value-type="percentage" office:value="0.0179210316847349">
            <text:p>1.79%</text:p>
          </table:table-cell>
          <table:table-cell table:style-name="ce5" table:formula="of:=[.E37]/[.E36]" office:value-type="percentage" office:value="0.0186934996328493">
            <text:p>1.87%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>
            <text:p>The following are computed based on the difference between the two runs to factor out the overhea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ata count difference</text:p>
          </table:table-cell>
          <table:table-cell table:formula="of:=[.C28]-[.C3]" office:value-type="float" office:value="9000000">
            <text:p>90000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branch-instr/elements</text:p>
          </table:table-cell>
          <table:table-cell table:style-name="ce6" table:formula="of:=([.C36]-[.C11])/([.$C$53])" office:value-type="float" office:value="2.91816177777778">
            <text:p>2.92</text:p>
          </table:table-cell>
          <table:table-cell table:style-name="ce6" table:formula="of:=([.D36]-[.D11])/([.$C$53])" office:value-type="float" office:value="1.95623466666667">
            <text:p>1.96</text:p>
          </table:table-cell>
          <table:table-cell table:style-name="ce6" table:formula="of:=([.E36]-[.E11])/([.$C$53])" office:value-type="float" office:value="3.04395477777778">
            <text:p>3.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anch-miss/elements</text:p>
          </table:table-cell>
          <table:table-cell table:style-name="ce6" table:formula="of:=([.C37]-[.C12])/([.$C$53])" office:value-type="float" office:value="0.00415855555555556">
            <text:p>0.00</text:p>
          </table:table-cell>
          <table:table-cell table:style-name="ce6" table:formula="of:=([.D37]-[.D12])/([.$C$53])" office:value-type="float" office:value="0.00531888888888889">
            <text:p>0.01</text:p>
          </table:table-cell>
          <table:table-cell table:style-name="ce6" table:formula="of:=([.E37]-[.E12])/([.$C$53])" office:value-type="float" office:value="0.00850266666666667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che-ref/elements</text:p>
          </table:table-cell>
          <table:table-cell table:style-name="ce6" table:formula="of:=([.C34]-[.C9])/([.$C$53])" office:value-type="float" office:value="0.309985333333333">
            <text:p>0.31</text:p>
          </table:table-cell>
          <table:table-cell table:style-name="ce6" table:formula="of:=([.D34]-[.D9])/([.$C$53])" office:value-type="float" office:value="0.302404111111111">
            <text:p>0.30</text:p>
          </table:table-cell>
          <table:table-cell table:style-name="ce6" table:formula="of:=([.E34]-[.E9])/([.$C$53])" office:value-type="float" office:value="0.357534">
            <text:p>0.3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che-miss/element</text:p>
          </table:table-cell>
          <table:table-cell table:style-name="ce6" table:formula="of:=([.C35]-[.C10])/([.$C$53])" office:value-type="float" office:value="0.199434666666667">
            <text:p>0.20</text:p>
          </table:table-cell>
          <table:table-cell table:style-name="ce6" table:formula="of:=([.D35]-[.D10])/([.$C$53])" office:value-type="float" office:value="0.198767555555556">
            <text:p>0.20</text:p>
          </table:table-cell>
          <table:table-cell table:style-name="ce6" table:formula="of:=([.E35]-[.E10])/([.$C$53])" office:value-type="float" office:value="0.213881">
            <text:p>0.21</text:p>
          </table:table-cell>
          <table:table-cell table:number-columns-repeated="2"/>
        </table:table-row>
      </table:table>
      <table:table table:name="sum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>
            <text:p><text:s/>Performance counter stats for 'python sum.py' (10 runs):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office:value-type="string">
            <text:p>Intel(R) Core(TM) i5-3570K CPU @ 3.40GHz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 count</text:p>
          </table:table-cell>
          <table:table-cell table:style-name="ce3" office:value-type="float" office:value="1000000">
            <text:p>1.00E+0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4" office:value-type="string" table:number-columns-spanned="3" table:number-rows-spanned="1">
            <text:p>vectorize</text:p>
          </table:table-cell>
          <table:covered-table-cell table:number-columns-repeated="2" table:style-name="ce1"/>
        </table:table-row>
        <table:table-row table:style-name="ro1">
          <table:table-cell/>
          <table:table-cell table:style-name="Default"/>
          <table:table-cell table:style-name="ce1" office:value-type="string">
            <text:p>cpu</text:p>
          </table:table-cell>
          <table:table-cell table:style-name="ce1" office:value-type="string">
            <text:p>stream</text:p>
          </table:table-cell>
          <table:table-cell table:style-name="ce1" office:value-type="string">
            <text:p>parallel</text:p>
          </table:table-cell>
        </table:table-row>
        <table:table-row table:style-name="ro1">
          <table:table-cell/>
          <table:table-cell office:value-type="string">
            <text:p>execution-time</text:p>
          </table:table-cell>
          <table:table-cell office:value-type="float" office:value="0.0016">
            <text:p>0.0016</text:p>
          </table:table-cell>
          <table:table-cell office:value-type="float" office:value="0.001">
            <text:p>0.001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/>
          <table:table-cell office:value-type="string">
            <text:p>cpu-cycles</text:p>
          </table:table-cell>
          <table:table-cell office:value-type="float" office:value="2679417971">
            <text:p>2679417971</text:p>
          </table:table-cell>
          <table:table-cell office:value-type="float" office:value="2925564346">
            <text:p>2925564346</text:p>
          </table:table-cell>
          <table:table-cell office:value-type="float" office:value="2924334785">
            <text:p>2924334785</text:p>
          </table:table-cell>
        </table:table-row>
        <table:table-row table:style-name="ro1">
          <table:table-cell/>
          <table:table-cell office:value-type="string">
            <text:p>instructions</text:p>
          </table:table-cell>
          <table:table-cell office:value-type="float" office:value="2559501066">
            <text:p>2559501066</text:p>
          </table:table-cell>
          <table:table-cell office:value-type="float" office:value="2867488632">
            <text:p>2867488632</text:p>
          </table:table-cell>
          <table:table-cell office:value-type="float" office:value="2851211438">
            <text:p>2851211438</text:p>
          </table:table-cell>
        </table:table-row>
        <table:table-row table:style-name="ro1">
          <table:table-cell/>
          <table:table-cell office:value-type="string">
            <text:p>cache-references</text:p>
          </table:table-cell>
          <table:table-cell office:value-type="float" office:value="6901584">
            <text:p>6901584</text:p>
          </table:table-cell>
          <table:table-cell office:value-type="float" office:value="10032751">
            <text:p>10032751</text:p>
          </table:table-cell>
          <table:table-cell office:value-type="float" office:value="10361913">
            <text:p>10361913</text:p>
          </table:table-cell>
        </table:table-row>
        <table:table-row table:style-name="ro1">
          <table:table-cell/>
          <table:table-cell office:value-type="string">
            <text:p>cache-misses</text:p>
          </table:table-cell>
          <table:table-cell office:value-type="float" office:value="1694014">
            <text:p>1694014</text:p>
          </table:table-cell>
          <table:table-cell office:value-type="float" office:value="1721664">
            <text:p>1721664</text:p>
          </table:table-cell>
          <table:table-cell office:value-type="float" office:value="1771497">
            <text:p>1771497</text:p>
          </table:table-cell>
        </table:table-row>
        <table:table-row table:style-name="ro1">
          <table:table-cell/>
          <table:table-cell office:value-type="string">
            <text:p>branch-instructions</text:p>
          </table:table-cell>
          <table:table-cell office:value-type="float" office:value="531120619">
            <text:p>531120619</text:p>
          </table:table-cell>
          <table:table-cell office:value-type="float" office:value="600572575">
            <text:p>600572575</text:p>
          </table:table-cell>
          <table:table-cell office:value-type="float" office:value="599102605">
            <text:p>599102605</text:p>
          </table:table-cell>
        </table:table-row>
        <table:table-row table:style-name="ro1">
          <table:table-cell/>
          <table:table-cell office:value-type="string">
            <text:p>branch-misses</text:p>
          </table:table-cell>
          <table:table-cell office:value-type="float" office:value="8731370">
            <text:p>8731370</text:p>
          </table:table-cell>
          <table:table-cell office:value-type="float" office:value="10604932">
            <text:p>10604932</text:p>
          </table:table-cell>
          <table:table-cell office:value-type="float" office:value="11130707">
            <text:p>11130707</text:p>
          </table:table-cell>
        </table:table-row>
        <table:table-row table:style-name="ro1">
          <table:table-cell/>
          <table:table-cell office:value-type="string">
            <text:p>bus-cycles</text:p>
          </table:table-cell>
          <table:table-cell office:value-type="float" office:value="76681462">
            <text:p>76681462</text:p>
          </table:table-cell>
          <table:table-cell office:value-type="float" office:value="83568326">
            <text:p>83568326</text:p>
          </table:table-cell>
          <table:table-cell office:value-type="float" office:value="83725705">
            <text:p>83725705</text:p>
          </table:table-cell>
        </table:table-row>
        <table:table-row table:style-name="ro1">
          <table:table-cell/>
          <table:table-cell office:value-type="string">
            <text:p>cpu-clock</text:p>
          </table:table-cell>
          <table:table-cell office:value-type="float" office:value="768.714013">
            <text:p>768.714013</text:p>
          </table:table-cell>
          <table:table-cell office:value-type="float" office:value="837.164271">
            <text:p>837.164271</text:p>
          </table:table-cell>
          <table:table-cell office:value-type="float" office:value="838.299568">
            <text:p>838.299568</text:p>
          </table:table-cell>
        </table:table-row>
        <table:table-row table:style-name="ro1">
          <table:table-cell/>
          <table:table-cell office:value-type="string">
            <text:p>task-clock</text:p>
          </table:table-cell>
          <table:table-cell office:value-type="float" office:value="768.715576">
            <text:p>768.715576</text:p>
          </table:table-cell>
          <table:table-cell office:value-type="float" office:value="837.165138">
            <text:p>837.165138</text:p>
          </table:table-cell>
          <table:table-cell office:value-type="float" office:value="838.303645">
            <text:p>838.303645</text:p>
          </table:table-cell>
        </table:table-row>
        <table:table-row table:style-name="ro1">
          <table:table-cell/>
          <table:table-cell office:value-type="string">
            <text:p>page-faults</text:p>
          </table:table-cell>
          <table:table-cell office:value-type="float" office:value="17272">
            <text:p>17272</text:p>
          </table:table-cell>
          <table:table-cell office:value-type="float" office:value="17452">
            <text:p>17452</text:p>
          </table:table-cell>
          <table:table-cell office:value-type="float" office:value="17542">
            <text:p>17542</text:p>
          </table:table-cell>
        </table:table-row>
        <table:table-row table:style-name="ro1">
          <table:table-cell/>
          <table:table-cell office:value-type="string">
            <text:p>minor-faults</text:p>
          </table:table-cell>
          <table:table-cell office:value-type="float" office:value="17272">
            <text:p>17272</text:p>
          </table:table-cell>
          <table:table-cell office:value-type="float" office:value="17452">
            <text:p>17452</text:p>
          </table:table-cell>
          <table:table-cell office:value-type="float" office:value="17542">
            <text:p>17542</text:p>
          </table:table-cell>
        </table:table-row>
        <table:table-row table:style-name="ro1">
          <table:table-cell/>
          <table:table-cell office:value-type="string">
            <text:p>major-faults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text-switches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cpu-migrations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lignment-faults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style-name="ce1" office:value-type="string">
            <text:p>cpu</text:p>
          </table:table-cell>
          <table:table-cell table:style-name="ce1" office:value-type="string">
            <text:p>stream</text:p>
          </table:table-cell>
          <table:table-cell table:style-name="ce1" office:value-type="string">
            <text:p>parallel</text:p>
          </table:table-cell>
        </table:table-row>
        <table:table-row table:style-name="ro1">
          <table:table-cell/>
          <table:table-cell office:value-type="string">
            <text:p>cache-ref/instr</text:p>
          </table:table-cell>
          <table:table-cell table:style-name="ce5" table:formula="of:=[.C9]/[.C8]" office:value-type="percentage" office:value="0.00269645677889317">
            <text:p>0.27%</text:p>
          </table:table-cell>
          <table:table-cell table:style-name="ce5" table:formula="of:=[.D9]/[.D8]" office:value-type="percentage" office:value="0.0034987936440405">
            <text:p>0.35%</text:p>
          </table:table-cell>
          <table:table-cell table:style-name="ce5" table:formula="of:=[.E9]/[.E8]" office:value-type="percentage" office:value="0.00363421416661699">
            <text:p>0.36%</text:p>
          </table:table-cell>
        </table:table-row>
        <table:table-row table:style-name="ro1">
          <table:table-cell/>
          <table:table-cell office:value-type="string">
            <text:p>cache-miss/cache-ref</text:p>
          </table:table-cell>
          <table:table-cell table:style-name="ce5" table:formula="of:=[.C10]/[.C9]" office:value-type="percentage" office:value="0.245452927907564">
            <text:p>24.55%</text:p>
          </table:table-cell>
          <table:table-cell table:style-name="ce5" table:formula="of:=[.D10]/[.D9]" office:value-type="percentage" office:value="0.171604378499975">
            <text:p>17.16%</text:p>
          </table:table-cell>
          <table:table-cell table:style-name="ce5" table:formula="of:=[.E10]/[.E9]" office:value-type="percentage" office:value="0.170962350291881">
            <text:p>17.10%</text:p>
          </table:table-cell>
        </table:table-row>
        <table:table-row table:style-name="ro1">
          <table:table-cell/>
          <table:table-cell office:value-type="string">
            <text:p>branch-miss/branch-instr</text:p>
          </table:table-cell>
          <table:table-cell table:style-name="ce5" table:formula="of:=[.C12]/[.C11]" office:value-type="percentage" office:value="0.0164395236932046">
            <text:p>1.64%</text:p>
          </table:table-cell>
          <table:table-cell table:style-name="ce5" table:formula="of:=[.D12]/[.D11]" office:value-type="percentage" office:value="0.0176580357503005">
            <text:p>1.77%</text:p>
          </table:table-cell>
          <table:table-cell table:style-name="ce5" table:formula="of:=[.E12]/[.E11]" office:value-type="percentage" office:value="0.0185789661188337">
            <text:p>1.86%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data count</text:p>
          </table:table-cell>
          <table:table-cell table:style-name="ce3" office:value-type="float" office:value="10000000">
            <text:p>1.00E+0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4" office:value-type="string" table:number-columns-spanned="3" table:number-rows-spanned="1">
            <text:p>vectorize</text:p>
          </table:table-cell>
          <table:covered-table-cell table:number-columns-repeated="2" table:style-name="ce1"/>
        </table:table-row>
        <table:table-row table:style-name="ro1">
          <table:table-cell/>
          <table:table-cell table:style-name="Default"/>
          <table:table-cell table:style-name="ce1" office:value-type="string">
            <text:p>cpu</text:p>
          </table:table-cell>
          <table:table-cell table:style-name="ce1" office:value-type="string">
            <text:p>stream</text:p>
          </table:table-cell>
          <table:table-cell table:style-name="ce1" office:value-type="string">
            <text:p>parallel</text:p>
          </table:table-cell>
        </table:table-row>
        <table:table-row table:style-name="ro1">
          <table:table-cell/>
          <table:table-cell office:value-type="string">
            <text:p>execution-time</text:p>
          </table:table-cell>
          <table:table-cell office:value-type="float" office:value="0.0153">
            <text:p>0.0153</text:p>
          </table:table-cell>
          <table:table-cell office:value-type="float" office:value="0.0172">
            <text:p>0.0172</text:p>
          </table:table-cell>
          <table:table-cell office:value-type="float" office:value="0.0072">
            <text:p>0.0072</text:p>
          </table:table-cell>
        </table:table-row>
        <table:table-row table:style-name="ro1">
          <table:table-cell/>
          <table:table-cell office:value-type="string">
            <text:p>cpu-cycles</text:p>
          </table:table-cell>
          <table:table-cell office:value-type="float" office:value="3557851731">
            <text:p>3557851731</text:p>
          </table:table-cell>
          <table:table-cell office:value-type="float" office:value="3799488629">
            <text:p>3799488629</text:p>
          </table:table-cell>
          <table:table-cell office:value-type="float" office:value="3869896430">
            <text:p>3869896430</text:p>
          </table:table-cell>
        </table:table-row>
        <table:table-row table:style-name="ro1">
          <table:table-cell/>
          <table:table-cell office:value-type="string">
            <text:p>instructions</text:p>
          </table:table-cell>
          <table:table-cell office:value-type="float" office:value="4746152139">
            <text:p>4746152139</text:p>
          </table:table-cell>
          <table:table-cell office:value-type="float" office:value="5040958359">
            <text:p>5040958359</text:p>
          </table:table-cell>
          <table:table-cell office:value-type="float" office:value="5049589599">
            <text:p>5049589599</text:p>
          </table:table-cell>
        </table:table-row>
        <table:table-row table:style-name="ro1">
          <table:table-cell/>
          <table:table-cell office:value-type="string">
            <text:p>cache-references</text:p>
          </table:table-cell>
          <table:table-cell office:value-type="float" office:value="12319016">
            <text:p>12319016</text:p>
          </table:table-cell>
          <table:table-cell office:value-type="float" office:value="15412840">
            <text:p>15412840</text:p>
          </table:table-cell>
          <table:table-cell office:value-type="float" office:value="16252353">
            <text:p>16252353</text:p>
          </table:table-cell>
        </table:table-row>
        <table:table-row table:style-name="ro1">
          <table:table-cell/>
          <table:table-cell office:value-type="string">
            <text:p>cache-misses</text:p>
          </table:table-cell>
          <table:table-cell office:value-type="float" office:value="6093273">
            <text:p>6093273</text:p>
          </table:table-cell>
          <table:table-cell office:value-type="float" office:value="6137610">
            <text:p>6137610</text:p>
          </table:table-cell>
          <table:table-cell office:value-type="float" office:value="6340968">
            <text:p>6340968</text:p>
          </table:table-cell>
        </table:table-row>
        <table:table-row table:style-name="ro1">
          <table:table-cell/>
          <table:table-cell office:value-type="string">
            <text:p>branch-instructions</text:p>
          </table:table-cell>
          <table:table-cell office:value-type="float" office:value="784088287">
            <text:p>784088287</text:p>
          </table:table-cell>
          <table:table-cell office:value-type="float" office:value="849255160">
            <text:p>849255160</text:p>
          </table:table-cell>
          <table:table-cell office:value-type="float" office:value="855951801">
            <text:p>855951801</text:p>
          </table:table-cell>
        </table:table-row>
        <table:table-row table:style-name="ro1">
          <table:table-cell/>
          <table:table-cell office:value-type="string">
            <text:p>branch-misses</text:p>
          </table:table-cell>
          <table:table-cell office:value-type="float" office:value="8962483">
            <text:p>8962483</text:p>
          </table:table-cell>
          <table:table-cell office:value-type="float" office:value="10843805">
            <text:p>10843805</text:p>
          </table:table-cell>
          <table:table-cell office:value-type="float" office:value="11417524">
            <text:p>11417524</text:p>
          </table:table-cell>
        </table:table-row>
        <table:table-row table:style-name="ro1">
          <table:table-cell/>
          <table:table-cell office:value-type="string">
            <text:p>bus-cycles</text:p>
          </table:table-cell>
          <table:table-cell office:value-type="float" office:value="100273955">
            <text:p>100273955</text:p>
          </table:table-cell>
          <table:table-cell office:value-type="float" office:value="107527642">
            <text:p>107527642</text:p>
          </table:table-cell>
          <table:table-cell office:value-type="float" office:value="109797320">
            <text:p>109797320</text:p>
          </table:table-cell>
        </table:table-row>
        <table:table-row table:style-name="ro1">
          <table:table-cell/>
          <table:table-cell office:value-type="string">
            <text:p>cpu-clock</text:p>
          </table:table-cell>
          <table:table-cell office:value-type="float" office:value="1002.570869">
            <text:p>1002.570869</text:p>
          </table:table-cell>
          <table:table-cell office:value-type="float" office:value="1075.249904">
            <text:p>1075.249904</text:p>
          </table:table-cell>
          <table:table-cell office:value-type="float" office:value="1097.281217">
            <text:p>1097.281217</text:p>
          </table:table-cell>
        </table:table-row>
        <table:table-row table:style-name="ro1">
          <table:table-cell/>
          <table:table-cell office:value-type="string">
            <text:p>task-clock</text:p>
          </table:table-cell>
          <table:table-cell office:value-type="float" office:value="1002.573829">
            <text:p>1002.573829</text:p>
          </table:table-cell>
          <table:table-cell office:value-type="float" office:value="1075.251524">
            <text:p>1075.251524</text:p>
          </table:table-cell>
          <table:table-cell office:value-type="float" office:value="1097.284143">
            <text:p>1097.284143</text:p>
          </table:table-cell>
        </table:table-row>
        <table:table-row table:style-name="ro1">
          <table:table-cell/>
          <table:table-cell office:value-type="string">
            <text:p>page-faults</text:p>
          </table:table-cell>
          <table:table-cell office:value-type="float" office:value="78817">
            <text:p>78817</text:p>
          </table:table-cell>
          <table:table-cell office:value-type="float" office:value="78990">
            <text:p>78990</text:p>
          </table:table-cell>
          <table:table-cell office:value-type="float" office:value="80455">
            <text:p>80455</text:p>
          </table:table-cell>
        </table:table-row>
        <table:table-row table:style-name="ro1">
          <table:table-cell/>
          <table:table-cell office:value-type="string">
            <text:p>minor-faults</text:p>
          </table:table-cell>
          <table:table-cell office:value-type="float" office:value="78817">
            <text:p>78817</text:p>
          </table:table-cell>
          <table:table-cell office:value-type="float" office:value="78990">
            <text:p>78990</text:p>
          </table:table-cell>
          <table:table-cell office:value-type="float" office:value="80455">
            <text:p>80455</text:p>
          </table:table-cell>
        </table:table-row>
        <table:table-row table:style-name="ro1">
          <table:table-cell/>
          <table:table-cell office:value-type="string">
            <text:p>major-faults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text-switches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/>
          <table:table-cell office:value-type="string">
            <text:p>cpu-migration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alignment-faults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style-name="ce1" office:value-type="string">
            <text:p>cpu</text:p>
          </table:table-cell>
          <table:table-cell table:style-name="ce1" office:value-type="string">
            <text:p>stream</text:p>
          </table:table-cell>
          <table:table-cell table:style-name="ce1" office:value-type="string">
            <text:p>parallel</text:p>
          </table:table-cell>
        </table:table-row>
        <table:table-row table:style-name="ro1">
          <table:table-cell/>
          <table:table-cell office:value-type="string">
            <text:p>cache-ref/instr</text:p>
          </table:table-cell>
          <table:table-cell table:style-name="ce5" table:formula="of:=[.C34]/[.C33]" office:value-type="percentage" office:value="0.00259557966942787">
            <text:p>0.26%</text:p>
          </table:table-cell>
          <table:table-cell table:style-name="ce5" table:formula="of:=[.D34]/[.D33]" office:value-type="percentage" office:value="0.0030575217850158">
            <text:p>0.31%</text:p>
          </table:table-cell>
          <table:table-cell table:style-name="ce5" table:formula="of:=[.E34]/[.E33]" office:value-type="percentage" office:value="0.00321854928630607">
            <text:p>0.32%</text:p>
          </table:table-cell>
        </table:table-row>
        <table:table-row table:style-name="ro1">
          <table:table-cell/>
          <table:table-cell office:value-type="string">
            <text:p>cache-miss/cache-ref</text:p>
          </table:table-cell>
          <table:table-cell table:style-name="ce5" table:formula="of:=[.C35]/[.C34]" office:value-type="percentage" office:value="0.494623353034041">
            <text:p>49.46%</text:p>
          </table:table-cell>
          <table:table-cell table:style-name="ce5" table:formula="of:=[.D35]/[.D34]" office:value-type="percentage" office:value="0.398214086437023">
            <text:p>39.82%</text:p>
          </table:table-cell>
          <table:table-cell table:style-name="ce5" table:formula="of:=[.E35]/[.E34]" office:value-type="percentage" office:value="0.390156920662503">
            <text:p>39.02%</text:p>
          </table:table-cell>
        </table:table-row>
        <table:table-row table:style-name="ro1">
          <table:table-cell/>
          <table:table-cell office:value-type="string">
            <text:p>branch-miss/branch-instr</text:p>
          </table:table-cell>
          <table:table-cell table:style-name="ce5" table:formula="of:=[.C37]/[.C36]" office:value-type="percentage" office:value="0.0114304513262038">
            <text:p>1.14%</text:p>
          </table:table-cell>
          <table:table-cell table:style-name="ce5" table:formula="of:=[.D37]/[.D36]" office:value-type="percentage" office:value="0.0127686065516517">
            <text:p>1.28%</text:p>
          </table:table-cell>
          <table:table-cell table:style-name="ce5" table:formula="of:=[.E37]/[.E36]" office:value-type="percentage" office:value="0.0133389800531537">
            <text:p>1.33%</text:p>
          </table:table-cell>
        </table:table-row>
      </table:table>
      <table:table table:name="polynomial" table:style-name="ta1" table:print="false">
        <table:table-column table:style-name="co1" table:default-cell-style-name="Default"/>
        <table:table-column table:style-name="co3" table:default-cell-style-name="ce2"/>
        <table:table-column table:style-name="co1" table:number-columns-repeated="3" table:default-cell-style-name="ce3"/>
        <table:table-row table:style-name="ro2">
          <table:table-cell table:style-name="ce1" office:value-type="string">
            <text:p><text:s/>Performance counter stats for 'python polynomial.py' (10 runs):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>
            <text:p>cpu</text:p>
          </table:table-cell>
          <table:table-cell table:style-name="Default" office:value-type="string">
            <text:p>Intel(R) Core(TM) i5-3570K CPU @ 3.40GHz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>
            <text:p>data count</text:p>
          </table:table-cell>
          <table:table-cell office:value-type="float" office:value="50000000">
            <text:p>5.00E+07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4" office:value-type="string" table:number-columns-spanned="3" table:number-rows-spanned="1">
            <text:p>vectorize</text:p>
          </table:table-cell>
          <table:covered-table-cell table:number-columns-repeated="2" table:style-name="ce1"/>
        </table:table-row>
        <table:table-row table:style-name="ro1">
          <table:table-cell/>
          <table:table-cell table:style-name="Default"/>
          <table:table-cell table:style-name="ce1" office:value-type="string">
            <text:p>cpu</text:p>
          </table:table-cell>
          <table:table-cell table:style-name="ce1" office:value-type="string">
            <text:p>stream</text:p>
          </table:table-cell>
          <table:table-cell table:style-name="ce1" office:value-type="string">
            <text:p>parallel</text:p>
          </table:table-cell>
        </table:table-row>
        <table:table-row table:style-name="ro1">
          <table:table-cell/>
          <table:table-cell office:value-type="string">
            <text:p>execution-time</text:p>
          </table:table-cell>
          <table:table-cell table:style-name="Default" office:value-type="float" office:value="0.1371">
            <text:p>0.1371</text:p>
          </table:table-cell>
          <table:table-cell table:style-name="Default" office:value-type="float" office:value="0.1378">
            <text:p>0.1378</text:p>
          </table:table-cell>
          <table:table-cell table:style-name="Default" office:value-type="float" office:value="0.047">
            <text:p>0.047</text:p>
          </table:table-cell>
        </table:table-row>
        <table:table-row table:style-name="ro1">
          <table:table-cell/>
          <table:table-cell office:value-type="string">
            <text:p>cpu-cycles</text:p>
          </table:table-cell>
          <table:table-cell office:value-type="float" office:value="10625674813">
            <text:p>1.06E+10</text:p>
          </table:table-cell>
          <table:table-cell office:value-type="float" office:value="10997684621">
            <text:p>1.10E+10</text:p>
          </table:table-cell>
          <table:table-cell office:value-type="float" office:value="11086277516">
            <text:p>1.11E+10</text:p>
          </table:table-cell>
        </table:table-row>
        <table:table-row table:style-name="ro1">
          <table:table-cell/>
          <table:table-cell office:value-type="string">
            <text:p>instructions</text:p>
          </table:table-cell>
          <table:table-cell office:value-type="float" office:value="21491091523">
            <text:p>2.15E+10</text:p>
          </table:table-cell>
          <table:table-cell office:value-type="float" office:value="21810837161">
            <text:p>2.18E+10</text:p>
          </table:table-cell>
          <table:table-cell office:value-type="float" office:value="21780100867">
            <text:p>2.18E+10</text:p>
          </table:table-cell>
        </table:table-row>
        <table:table-row table:style-name="ro1">
          <table:table-cell/>
          <table:table-cell office:value-type="string">
            <text:p>cache-references</text:p>
          </table:table-cell>
          <table:table-cell office:value-type="float" office:value="56579875">
            <text:p>5.66E+07</text:p>
          </table:table-cell>
          <table:table-cell office:value-type="float" office:value="60841360">
            <text:p>6.08E+07</text:p>
          </table:table-cell>
          <table:table-cell office:value-type="float" office:value="63678214">
            <text:p>6.37E+07</text:p>
          </table:table-cell>
        </table:table-row>
        <table:table-row table:style-name="ro1">
          <table:table-cell/>
          <table:table-cell office:value-type="string">
            <text:p>cache-misses</text:p>
          </table:table-cell>
          <table:table-cell office:value-type="float" office:value="42729100">
            <text:p>4.27E+07</text:p>
          </table:table-cell>
          <table:table-cell office:value-type="float" office:value="42746881">
            <text:p>4.27E+07</text:p>
          </table:table-cell>
          <table:table-cell office:value-type="float" office:value="43469586">
            <text:p>4.35E+07</text:p>
          </table:table-cell>
        </table:table-row>
        <table:table-row table:style-name="ro1">
          <table:table-cell/>
          <table:table-cell office:value-type="string">
            <text:p>branch-instructions</text:p>
          </table:table-cell>
          <table:table-cell office:value-type="float" office:value="2702566829">
            <text:p>2.70E+09</text:p>
          </table:table-cell>
          <table:table-cell office:value-type="float" office:value="2772206842">
            <text:p>2.77E+09</text:p>
          </table:table-cell>
          <table:table-cell office:value-type="float" office:value="2778921318">
            <text:p>2.78E+09</text:p>
          </table:table-cell>
        </table:table-row>
        <table:table-row table:style-name="ro1">
          <table:table-cell/>
          <table:table-cell office:value-type="string">
            <text:p>branch-misses</text:p>
          </table:table-cell>
          <table:table-cell office:value-type="float" office:value="10940758">
            <text:p>1.09E+07</text:p>
          </table:table-cell>
          <table:table-cell office:value-type="float" office:value="13446026">
            <text:p>1.34E+07</text:p>
          </table:table-cell>
          <table:table-cell office:value-type="float" office:value="13633713">
            <text:p>1.36E+07</text:p>
          </table:table-cell>
        </table:table-row>
        <table:table-row table:style-name="ro1">
          <table:table-cell/>
          <table:table-cell office:value-type="string">
            <text:p>bus-cycles</text:p>
          </table:table-cell>
          <table:table-cell office:value-type="float" office:value="289397659">
            <text:p>2.89E+08</text:p>
          </table:table-cell>
          <table:table-cell office:value-type="float" office:value="297786434">
            <text:p>2.98E+08</text:p>
          </table:table-cell>
          <table:table-cell office:value-type="float" office:value="300679362">
            <text:p>3.01E+08</text:p>
          </table:table-cell>
        </table:table-row>
        <table:table-row table:style-name="ro1">
          <table:table-cell/>
          <table:table-cell office:value-type="string">
            <text:p>cpu-clock</text:p>
          </table:table-cell>
          <table:table-cell office:value-type="float" office:value="2886.959312">
            <text:p>2.89E+03</text:p>
          </table:table-cell>
          <table:table-cell office:value-type="float" office:value="2970.505081">
            <text:p>2.97E+03</text:p>
          </table:table-cell>
          <table:table-cell office:value-type="float" office:value="3000.146674">
            <text:p>3.00E+03</text:p>
          </table:table-cell>
        </table:table-row>
        <table:table-row table:style-name="ro1">
          <table:table-cell/>
          <table:table-cell office:value-type="string">
            <text:p>task-clock</text:p>
          </table:table-cell>
          <table:table-cell office:value-type="float" office:value="2886.963979">
            <text:p>2.89E+03</text:p>
          </table:table-cell>
          <table:table-cell office:value-type="float" office:value="2970.509802">
            <text:p>2.97E+03</text:p>
          </table:table-cell>
          <table:table-cell office:value-type="float" office:value="3000.1538">
            <text:p>3.00E+03</text:p>
          </table:table-cell>
        </table:table-row>
        <table:table-row table:style-name="ro1">
          <table:table-cell/>
          <table:table-cell office:value-type="string">
            <text:p>page-faults</text:p>
          </table:table-cell>
          <table:table-cell office:value-type="float" office:value="596430">
            <text:p>5.96E+05</text:p>
          </table:table-cell>
          <table:table-cell office:value-type="float" office:value="596653">
            <text:p>5.97E+05</text:p>
          </table:table-cell>
          <table:table-cell office:value-type="float" office:value="597767">
            <text:p>5.98E+05</text:p>
          </table:table-cell>
        </table:table-row>
        <table:table-row table:style-name="ro1">
          <table:table-cell/>
          <table:table-cell office:value-type="string">
            <text:p>minor-faults</text:p>
          </table:table-cell>
          <table:table-cell office:value-type="float" office:value="596430">
            <text:p>5.96E+05</text:p>
          </table:table-cell>
          <table:table-cell office:value-type="float" office:value="596653">
            <text:p>5.97E+05</text:p>
          </table:table-cell>
          <table:table-cell office:value-type="float" office:value="597767">
            <text:p>5.98E+05</text:p>
          </table:table-cell>
        </table:table-row>
        <table:table-row table:style-name="ro1">
          <table:table-cell/>
          <table:table-cell office:value-type="string">
            <text:p>major-faults</text:p>
          </table:table-cell>
          <table:table-cell table:number-columns-repeated="3" table:style-name="Default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text-switches</text:p>
          </table:table-cell>
          <table:table-cell table:style-name="Default" office:value-type="float" office:value="247">
            <text:p>247</text:p>
          </table:table-cell>
          <table:table-cell table:style-name="Default" office:value-type="float" office:value="254">
            <text:p>254</text:p>
          </table:table-cell>
          <table:table-cell table:style-name="Default" office:value-type="float" office:value="260">
            <text:p>260</text:p>
          </table:table-cell>
        </table:table-row>
        <table:table-row table:style-name="ro1">
          <table:table-cell/>
          <table:table-cell office:value-type="string">
            <text:p>cpu-migrations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lignment-faults</text:p>
          </table:table-cell>
          <table:table-cell table:number-columns-repeated="3" table:style-name="Default"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style-name="ce1" office:value-type="string">
            <text:p>cpu</text:p>
          </table:table-cell>
          <table:table-cell table:style-name="ce1" office:value-type="string">
            <text:p>stream</text:p>
          </table:table-cell>
          <table:table-cell table:style-name="ce1" office:value-type="string">
            <text:p>parallel</text:p>
          </table:table-cell>
        </table:table-row>
        <table:table-row table:style-name="ro1">
          <table:table-cell/>
          <table:table-cell office:value-type="string">
            <text:p>cache-ref/instr</text:p>
          </table:table-cell>
          <table:table-cell table:style-name="ce5" table:formula="of:=[.C9]/[.C8]" office:value-type="percentage" office:value="0.00263271295175713">
            <text:p>0.26%</text:p>
          </table:table-cell>
          <table:table-cell table:style-name="ce5" table:formula="of:=[.D9]/[.D8]" office:value-type="percentage" office:value="0.0027895013635144">
            <text:p>0.28%</text:p>
          </table:table-cell>
          <table:table-cell table:style-name="ce5" table:formula="of:=[.E9]/[.E8]" office:value-type="percentage" office:value="0.00292368774547237">
            <text:p>0.29%</text:p>
          </table:table-cell>
        </table:table-row>
        <table:table-row table:style-name="ro1">
          <table:table-cell/>
          <table:table-cell office:value-type="string">
            <text:p>cache-miss/cache-ref</text:p>
          </table:table-cell>
          <table:table-cell table:style-name="ce5" table:formula="of:=[.C10]/[.C9]" office:value-type="percentage" office:value="0.755199618238817">
            <text:p>75.52%</text:p>
          </table:table-cell>
          <table:table-cell table:style-name="ce5" table:formula="of:=[.D10]/[.D9]" office:value-type="percentage" office:value="0.702595750653831">
            <text:p>70.26%</text:p>
          </table:table-cell>
          <table:table-cell table:style-name="ce5" table:formula="of:=[.E10]/[.E9]" office:value-type="percentage" office:value="0.682644554069937">
            <text:p>68.26%</text:p>
          </table:table-cell>
        </table:table-row>
        <table:table-row table:style-name="ro1">
          <table:table-cell/>
          <table:table-cell office:value-type="string">
            <text:p>branch-miss/branch-instr</text:p>
          </table:table-cell>
          <table:table-cell table:style-name="ce5" table:formula="of:=[.C12]/[.C11]" office:value-type="percentage" office:value="0.00404828398047359">
            <text:p>0.40%</text:p>
          </table:table-cell>
          <table:table-cell table:style-name="ce5" table:formula="of:=[.D12]/[.D11]" office:value-type="percentage" office:value="0.00485029680912966">
            <text:p>0.49%</text:p>
          </table:table-cell>
          <table:table-cell table:style-name="ce5" table:formula="of:=[.E12]/[.E11]" office:value-type="percentage" office:value="0.00490611695685297">
            <text:p>0.49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11/20/2012</text:date>, <text:time>10:3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3:32:40</meta:creation-date>
    <dc:date>2012-11-20T10:30:08</dc:date>
    <meta:editing-duration>PT1H5M2S</meta:editing-duration>
    <meta:editing-cycles>31</meta:editing-cycles>
    <meta:generator>OpenOffice.org/3.4.1$Unix OpenOffice.org_project/341m1$Build-9593</meta:generator>
    <meta:document-statistic meta:table-count="3" meta:cell-count="454" meta:object-count="0"/>
  </office:meta>
</office:document-meta>
</file>